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EB Garamond 08" svg:font-family="'EB Garamond 08'" style:font-pitch="variable"/>
    <style:font-face style:name="STIXVariants" svg:font-family="STIXVarian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min-height="1.428cm" fo:min-width="1.626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509cm" draw:marker-end-width="0.509cm" draw:fill="none" draw:fill-color="#dddddd" draw:textarea-horizontal-align="justify" draw:textarea-vertical-align="middle" draw:auto-grow-height="false" fo:min-height="1.428cm" fo:min-width="1.626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-width="0.509cm" draw:marker-end-width="0.509cm" draw:fill-color="#ff3333" draw:textarea-horizontal-align="justify" draw:textarea-vertical-align="middle" draw:auto-grow-height="false" fo:min-height="0.537cm" fo:min-width="0.297cm" fo:padding-top="0.176cm" fo:padding-bottom="0.176cm" fo:padding-left="0.301cm" fo:padding-right="0.301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99ff66" draw:textarea-horizontal-align="justify" draw:textarea-vertical-align="middle" draw:auto-grow-height="false" fo:min-height="0.05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-color="#eeeeee" draw:textarea-horizontal-align="justify" draw:textarea-vertical-align="middle" draw:auto-grow-height="false" fo:min-height="2.738cm" fo:min-width="2.629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5.846cm" fo:min-width="0.262cm" fo:padding-top="0.176cm" fo:padding-bottom="0.176cm" fo:padding-left="0.301cm" fo:padding-right="0.301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2.544cm" fo:min-width="0.008cm" fo:padding-top="0.15cm" fo:padding-bottom="0.15cm" fo:padding-left="0.275cm" fo:padding-right="0.275cm"/>
    </style:style>
    <style:style style:name="gr18" style:family="graphic" style:parent-style-name="standard">
      <style:graphic-properties svg:stroke-width="0.102cm" svg:stroke-color="#000000" draw:marker-start-width="0.509cm" draw:marker-end-width="0.509cm" draw:fill-color="#eeeeee" draw:textarea-horizontal-align="justify" draw:textarea-vertical-align="middle" draw:auto-grow-height="false" fo:min-height="2.639cm" fo:min-width="2.527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5.744cm" fo:min-width="0.16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36pt" fo:font-weight="bold"/>
    </style:style>
    <style:style style:name="P2" style:family="paragraph">
      <loext:graphic-properties draw:fill="none"/>
      <style:paragraph-properties fo:text-align="center"/>
      <style:text-properties fo:font-size="36pt" fo:font-weight="bold"/>
    </style:style>
    <style:style style:name="P3" style:family="paragraph">
      <loext:graphic-properties draw:fill="none" draw:fill-color="#dddddd"/>
      <style:paragraph-properties fo:text-align="center"/>
      <style:text-properties fo:font-size="36pt" fo:font-weight="bold"/>
    </style:style>
    <style:style style:name="P4" style:family="paragraph">
      <loext:graphic-properties draw:fill="none" draw:fill-color="#dddddd"/>
      <style:paragraph-properties fo:text-align="center"/>
      <style:text-properties fo:font-size="36pt" fo:font-weight="bold" style:font-size-asian="18pt" style:font-size-complex="18pt"/>
    </style:style>
    <style:style style:name="P5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6" style:family="paragraph">
      <loext:graphic-properties draw:fill="none" draw:fill-color="#ffffff"/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7" style:family="paragraph">
      <style:text-properties fo:font-size="38pt" style:font-size-asian="38pt" style:font-size-complex="38pt"/>
    </style:style>
    <style:style style:name="P8" style:family="paragraph">
      <loext:graphic-properties draw:fill="none" draw:fill-color="#ffffff"/>
      <style:text-properties fo:font-size="38pt" style:font-size-asian="38pt" style:font-size-complex="38pt"/>
    </style:style>
    <style:style style:name="P9" style:family="paragraph">
      <loext:graphic-properties draw:fill="none" draw:fill-color="#ffffff"/>
    </style:style>
    <style:style style:name="P10" style:family="paragraph">
      <style:text-properties fo:font-style="italic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3333"/>
      <style:paragraph-properties fo:text-align="center"/>
    </style:style>
    <style:style style:name="P16" style:family="paragraph">
      <loext:graphic-properties draw:fill-color="#99ff66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style:paragraph-properties fo:text-align="center"/>
      <style:text-properties fo:font-weight="bold"/>
    </style:style>
    <style:style style:name="P21" style:family="paragraph">
      <style:text-properties fo:font-weight="bold"/>
    </style:style>
    <style:style style:name="P22" style:family="paragraph">
      <loext:graphic-properties draw:fill="none" draw:fill-color="#ffffff"/>
      <style:text-properties fo:font-weight="bold"/>
    </style:style>
    <style:style style:name="P23" style:family="paragraph">
      <loext:graphic-properties draw:fill-color="#eeeeee"/>
      <style:paragraph-properties fo:text-align="center"/>
      <style:text-properties fo:font-weight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-color="#dddddd"/>
      <style:paragraph-properties fo:text-align="center"/>
      <style:text-properties fo:font-weight="bold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EB Garamond 08"/>
    </style:style>
    <style:style style:name="T8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228cm" svg:height="1.78cm" svg:x="10.365cm" svg:y="2.53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2.734cm" svg:y="2.53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5.102cm" svg:y="2.53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7.47cm" svg:y="2.538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19.819cm" svg:y="2.538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8cm" svg:height="1.78cm" svg:x="7.949cm" svg:y="2.53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8cm" svg:height="1.78cm" svg:x="5.546cm" svg:y="2.53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8cm" svg:height="1.78cm" svg:x="10.365cm" svg:y="2.53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2.734cm" svg:y="2.53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5.102cm" svg:y="2.53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7.47cm" svg:y="2.538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19.819cm" svg:y="2.538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8cm" svg:height="1.78cm" svg:x="7.949cm" svg:y="2.53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8cm" svg:height="1.78cm" svg:x="5.546cm" svg:y="2.53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28cm" svg:height="1.78cm" svg:x="22.207cm" svg:y="2.538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24.556cm" svg:y="2.538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28cm" svg:height="1.78cm" svg:x="22.207cm" svg:y="2.53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24.556cm" svg:y="2.53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8cm" svg:height="1.78cm" svg:x="10.365cm" svg:y="4.53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2.734cm" svg:y="4.53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5.102cm" svg:y="4.53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7.47cm" svg:y="4.53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19.819cm" svg:y="4.538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8cm" svg:height="1.78cm" svg:x="7.949cm" svg:y="4.53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8cm" svg:height="1.78cm" svg:x="5.546cm" svg:y="4.53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8cm" svg:height="1.78cm" svg:x="10.365cm" svg:y="4.53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2.734cm" svg:y="4.53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5.102cm" svg:y="4.53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28cm" svg:height="1.78cm" svg:x="17.47cm" svg:y="4.53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19.819cm" svg:y="4.538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228cm" svg:height="1.78cm" svg:x="7.949cm" svg:y="4.53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28cm" svg:height="1.78cm" svg:x="5.546cm" svg:y="4.53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28cm" svg:height="1.78cm" svg:x="22.207cm" svg:y="4.53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24.556cm" svg:y="4.538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28cm" svg:height="1.78cm" svg:x="22.207cm" svg:y="4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28cm" svg:height="1.78cm" svg:x="24.556cm" svg:y="4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5.557cm" svg:height="1.432cm" svg:x="-0.146cm" svg:y="2.632cm">
          <draw:text-box>
            <text:p text:style-name="P5"><text:span text:style-name="T2">Array size</text:span></text:p>
          </draw:text-box>
        </draw:frame>
        <draw:frame draw:style-name="gr3" draw:text-style-name="P6" draw:layer="layout" svg:width="4.672cm" svg:height="1.432cm" svg:x="-0.145cm" svg:y="4.732cm">
          <draw:text-box>
            <text:p text:style-name="P5"><text:span text:style-name="T2">iteration</text:span></text:p>
          </draw:text-box>
        </draw:frame>
        <draw:frame draw:style-name="gr3" draw:text-style-name="P8" draw:layer="layout" svg:width="1.247cm" svg:height="1.75cm" svg:x="8.529cm" svg:y="1.038cm">
          <draw:text-box>
            <text:p text:style-name="P7"><text:span text:style-name="T3">2</text:span></text:p>
          </draw:text-box>
        </draw:frame>
        <draw:frame draw:style-name="gr3" draw:text-style-name="P9" draw:layer="layout" svg:width="0.853cm" svg:height="0.962cm" svg:x="9.291cm" svg:y="0.838cm">
          <draw:text-box>
            <text:p>0</text:p>
          </draw:text-box>
        </draw:frame>
        <draw:frame draw:style-name="gr3" draw:text-style-name="P8" draw:layer="layout" svg:width="1.247cm" svg:height="1.75cm" svg:x="10.93cm" svg:y="1.038cm">
          <draw:text-box>
            <text:p text:style-name="P7"><text:span text:style-name="T3">2</text:span></text:p>
          </draw:text-box>
        </draw:frame>
        <draw:frame draw:style-name="gr3" draw:text-style-name="P9" draw:layer="layout" svg:width="0.853cm" svg:height="0.962cm" svg:x="11.692cm" svg:y="0.838cm">
          <draw:text-box>
            <text:p>1</text:p>
          </draw:text-box>
        </draw:frame>
        <draw:frame draw:style-name="gr3" draw:text-style-name="P8" draw:layer="layout" svg:width="1.247cm" svg:height="1.75cm" svg:x="15.63cm" svg:y="1.038cm">
          <draw:text-box>
            <text:p text:style-name="P7"><text:span text:style-name="T3">2</text:span></text:p>
          </draw:text-box>
        </draw:frame>
        <draw:frame draw:style-name="gr3" draw:text-style-name="P9" draw:layer="layout" svg:width="0.853cm" svg:height="0.962cm" svg:x="16.392cm" svg:y="0.838cm">
          <draw:text-box>
            <text:p>2</text:p>
          </draw:text-box>
        </draw:frame>
        <draw:frame draw:style-name="gr3" draw:text-style-name="P8" draw:layer="layout" svg:width="1.247cm" svg:height="1.75cm" svg:x="25.13cm" svg:y="1.038cm">
          <draw:text-box>
            <text:p text:style-name="P7"><text:span text:style-name="T3">2</text:span></text:p>
          </draw:text-box>
        </draw:frame>
        <draw:frame draw:style-name="gr3" draw:text-style-name="P9" draw:layer="layout" svg:width="0.853cm" svg:height="0.962cm" svg:x="25.892cm" svg:y="0.838cm">
          <draw:text-box>
            <text:p>3</text:p>
          </draw:text-box>
        </draw:frame>
        <draw:frame draw:style-name="gr4" draw:text-style-name="P11" draw:layer="layout" svg:width="1.755cm" svg:height="1.216cm" svg:x="8.236cm" svg:y="6.858cm">
          <draw:text-box>
            <text:p text:style-name="P10">m+1</text:p>
          </draw:text-box>
        </draw:frame>
        <draw:frame draw:style-name="gr4" draw:text-style-name="P11" draw:layer="layout" svg:width="1.755cm" svg:height="1.216cm" svg:x="24.769cm" svg:y="6.658cm">
          <draw:text-box>
            <text:p text:style-name="P10">m+1</text:p>
          </draw:text-box>
        </draw:frame>
        <draw:frame draw:style-name="gr3" draw:text-style-name="P9" draw:layer="layout" svg:width="0.853cm" svg:height="0.962cm" svg:x="4.572cm" svg:y="1.487cm">
          <draw:text-box>
            <text:p>2</text:p>
          </draw:text-box>
        </draw:frame>
        <draw:frame draw:style-name="gr5" draw:text-style-name="P12" draw:layer="layout" svg:width="0.853cm" svg:height="0.725cm" svg:x="4.989cm" svg:y="1.27cm">
          <draw:text-box>
            <text:p><text:span text:style-name="T4">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7" draw:text-style-name="P14" draw:layer="layout" svg:x1="4.318cm" svg:y1="9.652cm" svg:x2="5.334cm" svg:y2="8.382cm">
          <text:p/>
        </draw:line>
        <draw:line draw:style-name="gr7" draw:text-style-name="P14" draw:layer="layout" svg:x1="3.556cm" svg:y1="9.652cm" svg:x2="2.286cm" svg:y2="8.129cm">
          <text:p/>
        </draw:line>
        <draw:custom-shape draw:style-name="gr8" draw:text-style-name="P15" draw:layer="layout" svg:width="1.271cm" svg:height="1.257cm" svg:x="3.301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506cm" svg:height="0.494cm" svg:x="1.87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4.064cm" svg:y1="9.398cm" svg:x2="4.318cm" svg:y2="7.366cm">
          <text:p/>
        </draw:line>
        <draw:custom-shape draw:style-name="gr9" draw:text-style-name="P16" draw:layer="layout" svg:width="0.506cm" svg:height="0.494cm" svg:x="4.066cm" svg:y="6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506cm" svg:height="0.494cm" svg:x="5.0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12.446cm" svg:y1="9.638cm" svg:x2="13.462cm" svg:y2="8.368cm">
          <text:p/>
        </draw:line>
        <draw:line draw:style-name="gr7" draw:text-style-name="P14" draw:layer="layout" svg:x1="11.684cm" svg:y1="9.638cm" svg:x2="10.414cm" svg:y2="8.115cm">
          <text:p/>
        </draw:line>
        <draw:custom-shape draw:style-name="gr9" draw:text-style-name="P16" draw:layer="layout" svg:width="0.506cm" svg:height="0.494cm" svg:x="10.007cm" svg:y="7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12.192cm" svg:y1="9.384cm" svg:x2="12.446cm" svg:y2="7.352cm">
          <text:p/>
        </draw:line>
        <draw:custom-shape draw:style-name="gr9" draw:text-style-name="P16" draw:layer="layout" svg:width="0.506cm" svg:height="0.494cm" svg:x="12.19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9.398cm" svg:y1="5.842cm" svg:x2="10.16cm" svg:y2="5.334cm">
          <text:p/>
        </draw:line>
        <draw:custom-shape draw:style-name="gr9" draw:text-style-name="P16" draw:layer="layout" svg:width="0.506cm" svg:height="0.494cm" svg:x="8.992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9.144cm" svg:y1="3.81cm" svg:x2="10.16cm" svg:y2="4.572cm">
          <text:p/>
        </draw:line>
        <draw:custom-shape draw:style-name="gr9" draw:text-style-name="P16" draw:layer="layout" svg:width="0.506cm" svg:height="0.494cm" svg:x="8.893cm" svg:y="3.5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4" draw:layer="layout" svg:x1="11.938cm" svg:y1="9.906cm" svg:x2="10.668cm" svg:y2="5.334cm">
          <text:p/>
        </draw:line>
        <draw:custom-shape draw:style-name="gr8" draw:text-style-name="P15" draw:layer="layout" svg:width="1.271cm" svg:height="1.257cm" svg:x="9.907cm" svg:y="4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506cm" svg:height="0.494cm" svg:x="13.095cm" svg:y="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13.462cm" svg:y1="3.569cm" svg:x2="14.478cm" svg:y2="4.064cm">
          <text:p/>
        </draw:line>
        <draw:line draw:style-name="gr7" draw:text-style-name="P14" draw:layer="layout" svg:x1="14.986cm" svg:y1="2.54cm" svg:x2="14.986cm" svg:y2="4.065cm">
          <text:p/>
        </draw:line>
        <draw:custom-shape draw:style-name="gr9" draw:text-style-name="P16" draw:layer="layout" svg:width="0.506cm" svg:height="0.494cm" svg:x="14.733cm" svg:y="2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5" draw:layer="layout" svg:width="1.271cm" svg:height="1.257cm" svg:x="14.225cm" svg:y="3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506cm" svg:height="0.494cm" svg:x="13.211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5" draw:layer="layout" svg:width="1.271cm" svg:height="1.257cm" svg:x="11.429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13.97cm" svg:y1="7.874cm" svg:x2="14.732cm" svg:y2="4.826cm">
          <text:p/>
        </draw:line>
        <draw:line draw:style-name="gr7" draw:text-style-name="P14" draw:layer="layout" svg:x1="13.97cm" svg:y1="7.874cm" svg:x2="13.462cm" svg:y2="6.096cm">
          <text:p/>
        </draw:line>
        <draw:custom-shape draw:style-name="gr8" draw:text-style-name="P15" draw:layer="layout" svg:width="1.271cm" svg:height="1.257cm" svg:x="13.20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23.544cm" svg:y1="8.566cm" svg:x2="21.509cm" svg:y2="9.554cm">
          <text:p/>
        </draw:line>
        <draw:line draw:style-name="gr7" draw:text-style-name="P14" draw:layer="layout" svg:x1="20.496cm" svg:y1="7.536cm" svg:x2="23.541cm" svg:y2="8.791cm">
          <text:p/>
        </draw:line>
        <draw:line draw:style-name="gr7" draw:text-style-name="P14" draw:layer="layout" svg:x1="20.493cm" svg:y1="7.281cm" svg:x2="21.255cm" svg:y2="6.773cm">
          <text:p/>
        </draw:line>
        <draw:line draw:style-name="gr7" draw:text-style-name="P14" draw:layer="layout" svg:x1="20.239cm" svg:y1="5.249cm" svg:x2="21.258cm" svg:y2="6.773cm">
          <text:p/>
        </draw:line>
        <draw:line draw:style-name="gr7" draw:text-style-name="P14" draw:layer="layout" svg:x1="21.258cm" svg:y1="9.328cm" svg:x2="21.255cm" svg:y2="6.773cm">
          <text:p/>
        </draw:line>
        <draw:line draw:style-name="gr7" draw:text-style-name="P14" draw:layer="layout" svg:x1="21.766cm" svg:y1="5.264cm" svg:x2="23.29cm" svg:y2="6.534cm">
          <text:p/>
        </draw:line>
        <draw:line draw:style-name="gr7" draw:text-style-name="P14" draw:layer="layout" svg:x1="21.258cm" svg:y1="6.773cm" svg:x2="23.544cm" svg:y2="8.566cm">
          <text:p/>
        </draw:line>
        <draw:line draw:style-name="gr7" draw:text-style-name="P14" draw:layer="layout" svg:x1="23.29cm" svg:y1="6.534cm" svg:x2="21.259cm" svg:y2="6.773cm">
          <text:p/>
        </draw:line>
        <draw:line draw:style-name="gr7" draw:text-style-name="P14" draw:layer="layout" svg:x1="21.766cm" svg:y1="5.264cm" svg:x2="21.259cm" svg:y2="6.773cm">
          <text:p/>
        </draw:line>
        <draw:line draw:style-name="gr7" draw:text-style-name="P14" draw:layer="layout" svg:x1="20.24cm" svg:y1="5.249cm" svg:x2="23.29cm" svg:y2="6.534cm">
          <text:p/>
        </draw:line>
        <draw:custom-shape draw:style-name="gr9" draw:text-style-name="P16" draw:layer="layout" svg:width="0.506cm" svg:height="0.494cm" svg:x="21.103cm" svg:y="9.1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6" draw:layer="layout" svg:width="0.506cm" svg:height="0.494cm" svg:x="23.29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506cm" svg:height="0.494cm" svg:x="23.037cm" svg:y="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506cm" svg:height="0.494cm" svg:x="21.515cm" svg:y="5.0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6" draw:layer="layout" svg:width="0.506cm" svg:height="0.494cm" svg:x="19.989cm" svg:y="5.0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6" draw:layer="layout" svg:width="0.506cm" svg:height="0.494cm" svg:x="21.007cm" svg:y="6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0.506cm" svg:height="0.494cm" svg:x="20.088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4.1cm" svg:height="2.175cm" svg:x="2.032cm" svg:y="12.446cm">
          <draw:text-box>
            <text:p text:style-name="P17"><text:span text:style-name="T5">Centralized </text:span></text:p>
            <text:p text:style-name="P17"><text:span text:style-name="T5">Systems</text:span></text:p>
          </draw:text-box>
        </draw:frame>
        <draw:custom-shape draw:style-name="gr9" draw:text-style-name="P16" draw:layer="layout" svg:width="0.506cm" svg:height="0.494cm" svg:x="20.088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8" draw:layer="layout" svg:width="5.116cm" svg:height="2.384cm" svg:x="10.378cm" svg:y="12.303cm">
          <draw:text-box>
            <text:p text:style-name="P17"><text:span text:style-name="T6">De-</text:span><text:span text:style-name="T5">Centralized </text:span></text:p>
            <text:p text:style-name="P17"><text:span text:style-name="T5">Systems</text:span></text:p>
          </draw:text-box>
        </draw:frame>
        <draw:frame draw:style-name="gr11" draw:text-style-name="P18" draw:layer="layout" svg:width="5.116cm" svg:height="2.384cm" svg:x="20.066cm" svg:y="12.192cm">
          <draw:text-box>
            <text:p text:style-name="P17"><text:span text:style-name="T6">Distributed</text:span><text:span text:style-name="T5"> </text:span></text:p>
            <text:p text:style-name="P17"><text:span text:style-name="T5">Syste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12" draw:text-style-name="P19" draw:layer="layout" svg:x1="2.283cm" svg:y1="9.398cm" svg:x2="2.283cm" svg:y2="3.148cm">
          <text:p/>
        </draw:line>
        <draw:line draw:style-name="gr12" draw:text-style-name="P19" draw:layer="layout" svg:x1="2.283cm" svg:y1="8.772cm" svg:x2="12.951cm" svg:y2="8.772cm">
          <text:p/>
        </draw:line>
        <draw:line draw:style-name="gr7" draw:text-style-name="P19" draw:layer="layout" svg:x1="2.33cm" svg:y1="6.423cm" svg:x2="6.604cm" svg:y2="6.45cm">
          <text:p/>
        </draw:line>
        <draw:line draw:style-name="gr7" draw:text-style-name="P19" draw:layer="layout" svg:x1="6.549cm" svg:y1="8.773cm" svg:x2="6.549cm" svg:y2="6.523cm">
          <text:p/>
        </draw:line>
        <draw:line draw:style-name="gr7" draw:text-style-name="P19" draw:layer="layout" svg:x1="6.549cm" svg:y1="8.772cm" svg:x2="9.332cm" svg:y2="8.772cm">
          <text:p/>
        </draw:line>
        <draw:custom-shape draw:style-name="gr13" draw:text-style-name="P20" draw:layer="layout" svg:width="0.254cm" svg:height="0.001cm" svg:x="10.668cm" svg:y="19.8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19" draw:layer="layout" svg:x1="15.748cm" svg:y1="9.298cm" svg:x2="15.748cm" svg:y2="3.048cm">
          <text:p/>
        </draw:line>
        <draw:line draw:style-name="gr12" draw:text-style-name="P19" draw:layer="layout" svg:x1="15.748cm" svg:y1="8.672cm" svg:x2="26.416cm" svg:y2="8.672cm">
          <text:p/>
        </draw:line>
        <draw:line draw:style-name="gr7" draw:text-style-name="P19" draw:layer="layout" svg:x1="15.795cm" svg:y1="6.323cm" svg:x2="20.069cm" svg:y2="6.35cm">
          <text:p/>
        </draw:line>
        <draw:line draw:style-name="gr7" draw:text-style-name="P19" draw:layer="layout" svg:x1="20.014cm" svg:y1="8.673cm" svg:x2="20.014cm" svg:y2="6.423cm">
          <text:p/>
        </draw:line>
        <draw:line draw:style-name="gr7" draw:text-style-name="P19" draw:layer="layout" svg:x1="20.014cm" svg:y1="8.672cm" svg:x2="22.797cm" svg:y2="8.672cm">
          <text:p/>
        </draw:line>
        <draw:frame draw:style-name="gr3" draw:text-style-name="P22" draw:layer="layout" svg:width="0.853cm" svg:height="0.962cm" svg:x="1.43cm" svg:y="5.896cm">
          <draw:text-box>
            <text:p text:style-name="P21">2</text:p>
          </draw:text-box>
        </draw:frame>
        <draw:frame draw:style-name="gr3" draw:text-style-name="P22" draw:layer="layout" svg:width="0.853cm" svg:height="0.962cm" svg:x="14.732cm" svg:y="5.842cm">
          <draw:text-box>
            <text:p text:style-name="P21">3</text:p>
          </draw:text-box>
        </draw:frame>
        <draw:frame draw:style-name="gr3" draw:text-style-name="P22" draw:layer="layout" svg:width="0.853cm" svg:height="0.962cm" svg:x="6.096cm" svg:y="8.772cm">
          <draw:text-box>
            <text:p text:style-name="P21">2</text:p>
          </draw:text-box>
        </draw:frame>
        <draw:frame draw:style-name="gr3" draw:text-style-name="P22" draw:layer="layout" svg:width="0.853cm" svg:height="0.962cm" svg:x="19.721cm" svg:y="8.69cm">
          <draw:text-box>
            <text:p text:style-name="P21">1</text:p>
          </draw:text-box>
        </draw:frame>
        <draw:frame draw:style-name="gr14" draw:text-style-name="P22" draw:layer="layout" svg:width="2.483cm" svg:height="1.445cm" svg:x="5.645cm" svg:y="5.334cm">
          <draw:text-box>
            <text:p text:style-name="P21">x<text:span text:style-name="T7">(</text:span><text:span text:style-name="T8">tau</text:span><text:span text:style-name="T7">)</text:span></text:p>
          </draw:text-box>
        </draw:frame>
        <draw:frame draw:style-name="gr14" draw:text-style-name="P22" draw:layer="layout" svg:width="2.483cm" svg:height="1.445cm" svg:x="18.853cm" svg:y="5.413cm">
          <draw:text-box>
            <text:p text:style-name="P21"><text:span text:style-name="T7">h(</text:span><text:span text:style-name="T8">tau</text:span><text:span text:style-name="T7">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5" draw:text-style-name="P23" draw:layer="layout" svg:width="5.585cm" svg:height="5.332cm" draw:transform="rotate (1.5695745963185) translate (3.556cm 10.91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9" draw:layer="layout" svg:width="0.762cm" svg:height="6.096cm" svg:x="1.016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22" draw:layer="layout" svg:width="2.06cm" svg:height="0.962cm" draw:transform="rotate (1.5690509975429) translate (0.812cm 9.172cm)">
          <draw:text-box>
            <text:p text:style-name="P21">input</text:p>
          </draw:text-box>
        </draw:frame>
        <draw:frame draw:style-name="gr3" draw:text-style-name="P24" draw:layer="layout" svg:width="2.97cm" svg:height="0.962cm" svg:x="4.826cm" svg:y="7.874cm">
          <draw:text-box>
            <text:p text:style-name="P21"><text:span text:style-name="T5">e</text:span><text:span text:style-name="T5">n</text:span><text:span text:style-name="T5">c</text:span><text:span text:style-name="T5">o</text:span><text:span text:style-name="T5">d</text:span><text:span text:style-name="T5">e</text:span><text:span text:style-name="T5">r</text:span></text:p>
          </draw:text-box>
        </draw:frame>
        <draw:line draw:style-name="gr12" draw:text-style-name="P19" draw:layer="layout" svg:x1="9.398cm" svg:y1="7.112cm" svg:x2="10.668cm" svg:y2="5.588cm">
          <text:p/>
        </draw:line>
        <draw:line draw:style-name="gr12" draw:text-style-name="P19" draw:layer="layout" svg:x1="9.398cm" svg:y1="8.89cm" svg:x2="10.668cm" svg:y2="10.16cm">
          <text:p/>
        </draw:line>
        <draw:custom-shape draw:style-name="gr17" draw:text-style-name="P25" draw:layer="layout" svg:width="0.508cm" svg:height="2.794cm" svg:x="10.922cm" svg:y="4.06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0.508cm" svg:height="2.794cm" svg:x="10.922cm" svg:y="8.382cm">
          <text:p/>
          <draw:enhanced-geometry svg:viewBox="0 0 21600 21600" draw:type="rectangle" draw:enhanced-path="M 0 0 L 21600 0 21600 21600 0 21600 0 0 Z N"/>
        </draw:custom-shape>
        <draw:frame draw:style-name="gr3" draw:text-style-name="P22" draw:layer="layout" svg:width="4.308cm" svg:height="0.962cm" svg:x="9.144cm" svg:y="11.43cm">
          <draw:text-box>
            <text:p text:style-name="P21">Stdev vector</text:p>
          </draw:text-box>
        </draw:frame>
        <draw:frame draw:style-name="gr3" draw:text-style-name="P22" draw:layer="layout" svg:width="4.202cm" svg:height="0.962cm" svg:x="9.26cm" svg:y="3.102cm">
          <draw:text-box>
            <text:p text:style-name="P21">Mean vector</text:p>
          </draw:text-box>
        </draw:frame>
        <draw:custom-shape draw:style-name="gr18" draw:text-style-name="P23" draw:layer="layout" svg:width="5.585cm" svg:height="5.337cm" draw:transform="rotate (-1.55508836352695) translate (18.708cm 5.254cm)">
          <text:p/>
          <draw:enhanced-geometry svg:viewBox="0 0 21600 21600" draw:glue-points="?f6 10800 10800 21600 ?f5 10800 10800 0" draw:text-areas="?f3 ?f3 ?f4 ?f4" draw:mirror-vertical="fals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4" draw:layer="layout" svg:width="2.97cm" svg:height="0.962cm" svg:x="14.81cm" svg:y="7.62cm">
          <draw:text-box>
            <text:p text:style-name="P21"><text:span text:style-name="T5">decoder</text:span></text:p>
          </draw:text-box>
        </draw:frame>
        <draw:line draw:style-name="gr12" draw:text-style-name="P19" draw:layer="layout" svg:x1="11.684cm" svg:y1="6.096cm" svg:x2="13.208cm" svg:y2="7.619cm">
          <text:p/>
        </draw:line>
        <draw:line draw:style-name="gr12" draw:text-style-name="P19" draw:layer="layout" svg:x1="11.684cm" svg:y1="10.16cm" svg:x2="13.208cm" svg:y2="8.636cm">
          <text:p/>
        </draw:line>
        <draw:custom-shape draw:style-name="gr19" draw:text-style-name="P19" draw:layer="layout" svg:width="0.762cm" svg:height="6.096cm" svg:x="19.558cm" svg:y="5.08cm">
          <text:p/>
          <draw:enhanced-geometry svg:viewBox="0 0 21600 21600" draw:type="rectangle" draw:enhanced-path="M 0 0 L 21600 0 21600 21600 0 21600 0 0 Z N"/>
        </draw:custom-shape>
        <draw:frame draw:style-name="gr3" draw:text-style-name="P22" draw:layer="layout" svg:width="2.483cm" svg:height="0.962cm" svg:x="19.558cm" svg:y="4.118cm">
          <draw:text-box>
            <text:p text:style-name="P21">output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EB Garamond 08" svg:font-family="'EB Garamond 08'" style:font-pitch="variable"/>
    <style:font-face style:name="STIXVariants" svg:font-family="STIXVariant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2T08:31:51.756403320</meta:creation-date>
    <dc:date>2018-04-30T22:19:51.574248967</dc:date>
    <meta:editing-duration>P2DT9H33M33S</meta:editing-duration>
    <meta:editing-cycles>1</meta:editing-cycles>
    <meta:document-statistic meta:object-count="161"/>
    <meta:generator>LibreOffice/5.1.6.2$Linux_X86_64 LibreOffice_project/10m0$Build-2</meta:generator>
  </office:meta>
</office:document-meta>
</file>